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F000002E5000002958AAC9953.wmf" manifest:media-type=""/>
  <manifest:file-entry manifest:full-path="Pictures/20000012000002E500000295812494D9.wmf" manifest:media-type=""/>
  <manifest:file-entry manifest:full-path="Pictures/2000000F000002E50000029550C6AE26.wmf" manifest:media-type=""/>
  <manifest:file-entry manifest:full-path="Pictures/20000012000002E50000029518F174F0.wmf"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1"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list-style-name="">
      <style:paragraph-properties fo:margin-top="0.494cm" fo:margin-bottom="0.494cm" style:contextual-spacing="false" fo:line-height="100%"/>
    </style:style>
    <style:style style:name="P2" style:family="paragraph" style:parent-style-name="Standard" style:list-style-name="" style:master-page-name="Standard">
      <style:paragraph-properties fo:margin-top="0.494cm" fo:margin-bottom="0.494cm" style:contextual-spacing="false" fo:line-height="100%" style:page-number="auto"/>
    </style:style>
    <style:style style:name="P3" style:family="paragraph" style:parent-style-name="Standard">
      <style:paragraph-properties fo:margin-top="0cm" fo:margin-bottom="0cm" style:contextual-spacing="false" fo:line-height="100%"/>
    </style:style>
    <style:style style:name="P4" style:family="paragraph" style:parent-style-name="Standard">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5" style:family="paragraph" style:parent-style-name="Standard">
      <style:paragraph-properties fo:margin-top="0cm" fo:margin-bottom="0cm" style:contextual-spacing="false" fo:line-height="100%"/>
      <style:text-properties fo:color="#222222" style:font-name="Verdana" fo:font-size="10pt" fo:language="en" fo:country="US" style:font-size-asian="10pt" style:font-size-complex="10pt"/>
    </style:style>
    <style:style style:name="P6" style:family="paragraph" style:parent-style-name="Standard">
      <style:paragraph-properties fo:margin-top="0cm" fo:margin-bottom="0cm" style:contextual-spacing="false" fo:line-height="100%"/>
      <style:text-properties fo:language="en" fo:country="US"/>
    </style:style>
    <style:style style:name="P7" style:family="paragraph" style:parent-style-name="Standard">
      <style:paragraph-properties fo:margin-top="0cm" fo:margin-bottom="0cm" style:contextual-spacing="false" fo:line-height="100%"/>
      <style:text-properties style:font-name="Times New Roman" fo:font-size="12pt" fo:language="en" fo:country="US" style:font-name-asian="Times New Roman1" style:font-size-asian="12pt" style:language-asian="es" style:country-asian="ES" style:font-name-complex="Times New Roman1" style:font-size-complex="12pt"/>
    </style:style>
    <style:style style:name="P8" style:family="paragraph" style:parent-style-name="Standard">
      <style:paragraph-properties fo:margin-top="0cm" fo:margin-bottom="0cm" style:contextual-spacing="false" fo:line-height="100%"/>
      <style:text-properties style:font-name="Times New Roman" fo:font-size="12pt" style:font-name-asian="Times New Roman1" style:font-size-asian="12pt" style:language-asian="es" style:country-asian="ES" style:font-name-complex="Times New Roman1" style:font-size-complex="12pt"/>
    </style:style>
    <style:style style:name="P9" style:family="paragraph" style:parent-style-name="Standard">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en" fo:country="US" style:font-name-asian="Times New Roman1" style:font-size-asian="10pt" style:language-asian="es" style:country-asian="ES" style:font-name-complex="Courier New2" style:font-size-complex="10pt"/>
    </style:style>
    <style:style style:name="P10" style:family="paragraph" style:parent-style-name="Standard">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1" style:font-size-asian="10pt" style:language-asian="es" style:country-asian="ES" style:font-name-complex="Courier New2" style:font-size-complex="10pt"/>
    </style:style>
    <style:style style:name="P11" style:family="paragraph" style:parent-style-name="Standard">
      <style:paragraph-properties fo:margin-top="0cm" fo:margin-bottom="0cm" style:contextual-spacing="false" fo:line-height="100%" fo:text-align="center" style:justify-single-word="false" fo:padding-left="0cm" fo:padding-right="0cm" fo:padding-top="0cm" fo:padding-bottom="0.035cm" fo:border-left="none" fo:border-right="none" fo:border-top="none" fo:border-bottom="0.74pt solid #00000a"/>
    </style:style>
    <style:style style:name="P12" style:family="paragraph" style:parent-style-name="Standard">
      <style:paragraph-properties fo:margin-top="0cm" fo:margin-bottom="0cm" style:contextual-spacing="false" fo:line-height="100%" fo:text-align="center" style:justify-single-word="false" fo:padding-left="0cm" fo:padding-right="0cm" fo:padding-top="0.035cm" fo:padding-bottom="0cm" fo:border-left="none" fo:border-right="none" fo:border-top="0.74pt solid #00000a" fo:border-bottom="none"/>
    </style:style>
    <style:style style:name="P13" style:family="paragraph" style:parent-style-name="Standard">
      <style:paragraph-properties fo:margin-left="0cm" fo:margin-right="0cm" fo:margin-top="0cm" fo:margin-bottom="0cm" style:contextual-spacing="false" fo:line-height="100%" fo:text-indent="1.249cm" style:auto-text-indent="false"/>
    </style:style>
    <style:style style:name="P14" style:family="paragraph" style:parent-style-name="Standard">
      <style:paragraph-properties fo:margin-top="0cm" fo:margin-bottom="0.423cm" style:contextual-spacing="false" fo:line-height="100%"/>
    </style:style>
    <style:style style:name="P15" style:family="paragraph" style:parent-style-name="HTML_20_Preformatted">
      <style:text-properties fo:language="en" fo:country="US"/>
    </style:style>
    <style:style style:name="P16" style:family="paragraph" style:parent-style-name="HTML_20_Preformatted">
      <style:text-properties fo:language="en" fo:country="US" fo:font-style="italic" style:font-style-asian="italic" style:font-style-complex="italic"/>
    </style:style>
    <style:style style:name="P17" style:family="paragraph" style:parent-style-name="HTML_20_Preformatted" style:list-style-name="WWNum1"/>
    <style:style style:name="P18" style:family="paragraph" style:parent-style-name="HTML_20_Preformatted" style:list-style-name="WWNum2"/>
    <style:style style:name="P19" style:family="paragraph" style:parent-style-name="HTML_20_Preformatted">
      <style:paragraph-properties fo:margin-left="0.635cm" fo:margin-right="0cm" fo:text-indent="0cm" style:auto-text-indent="false"/>
      <style:text-properties fo:language="en" fo:country="US"/>
    </style:style>
    <style:style style:name="P20" style:family="paragraph">
      <style:paragraph-properties fo:text-align="center"/>
    </style:style>
    <style:style style:name="T1" style:family="text">
      <style:text-properties style:font-name="Times New Roman" fo:font-size="13.5pt" fo:language="en" fo:country="US" fo:font-weight="bold" style:font-name-asian="Times New Roman1" style:font-size-asian="13.5pt" style:language-asian="es" style:country-asian="ES" style:font-weight-asian="bold" style:font-name-complex="Times New Roman1" style:font-size-complex="13.5pt" style:font-weight-complex="bold"/>
    </style:style>
    <style:style style:name="T2" style:family="text">
      <style:text-properties style:font-name="Times New Roman" fo:font-size="18pt" fo:font-weight="bold" style:font-name-asian="Times New Roman1" style:font-size-asian="18pt" style:language-asian="es" style:country-asian="ES" style:font-weight-asian="bold" style:font-name-complex="Times New Roman1" style:font-size-complex="18pt" style:font-weight-complex="bold"/>
    </style:style>
    <style:style style:name="T3" style:family="text">
      <style:text-properties style:font-name="Times New Roman" fo:font-size="18pt" fo:language="en" fo:country="US" fo:font-weight="bold" style:font-name-asian="Times New Roman1" style:font-size-asian="18pt" style:language-asian="es" style:country-asian="ES" style:font-weight-asian="bold" style:font-name-complex="Times New Roman1" style:font-size-complex="18pt" style:font-weight-complex="bold"/>
    </style:style>
    <style:style style:name="T4" style:family="text">
      <style:text-properties style:font-name="Times New Roman" fo:font-size="12pt" fo:language="en" fo:country="US" style:font-name-asian="Times New Roman1" style:font-size-asian="12pt" style:language-asian="es" style:country-asian="ES" style:font-name-complex="Times New Roman1" style:font-size-complex="12pt"/>
    </style:style>
    <style:style style:name="T5" style:family="text">
      <style:text-properties style:font-name="Times New Roman" fo:font-size="12pt" fo:language="en" fo:country="US" fo:font-style="italic" style:font-name-asian="Times New Roman1" style:font-size-asian="12pt" style:language-asian="es" style:country-asian="ES" style:font-style-asian="italic" style:font-name-complex="Times New Roman1" style:font-size-complex="12pt" style:font-style-complex="italic"/>
    </style:style>
    <style:style style:name="T6" style:family="text">
      <style:text-properties style:font-name="Times New Roman" fo:font-size="12pt" fo:language="en" fo:country="US" fo:font-weight="bold" style:font-name-asian="Times New Roman1" style:font-size-asian="12pt" style:language-asian="es" style:country-asian="ES" style:font-weight-asian="bold" style:font-name-complex="Times New Roman1" style:font-size-complex="12pt" style:font-weight-complex="bold"/>
    </style:style>
    <style:style style:name="T7" style:family="text">
      <style:text-properties style:font-name="Times New Roman" fo:font-size="12pt" style:font-name-asian="Times New Roman1" style:font-size-asian="12pt" style:language-asian="es" style:country-asian="ES" style:font-name-complex="Times New Roman1" style:font-size-complex="12pt"/>
    </style:style>
    <style:style style:name="T8" style:family="text">
      <style:text-properties fo:color="#222222" style:font-name="Verdana" fo:language="en" fo:country="US"/>
    </style:style>
    <style:style style:name="T9" style:family="text">
      <style:text-properties fo:color="#222222" style:font-name="Verdana" fo:language="en" fo:country="US" fo:background-color="#ffffff" loext:char-shading-value="0"/>
    </style:style>
    <style:style style:name="T10" style:family="text">
      <style:text-properties fo:color="#222222" style:font-name="Verdana" fo:font-size="10pt" fo:language="en" fo:country="US" style:font-size-asian="10pt" style:font-size-complex="10pt"/>
    </style:style>
    <style:style style:name="T11" style:family="text">
      <style:text-properties fo:language="en" fo:country="US"/>
    </style:style>
    <style:style style:name="T12" style:family="text">
      <style:text-properties fo:language="en" fo:country="US" fo:font-style="italic" style:font-style-asian="italic" style:font-style-complex="italic"/>
    </style:style>
    <style:style style:name="T13" style:family="text">
      <style:text-properties style:font-name="Verdana" fo:language="en" fo:country="US"/>
    </style:style>
    <style:style style:name="T14" style:family="text">
      <style:text-properties style:font-name="Courier New" fo:font-size="10pt" fo:language="en" fo:country="US" style:font-name-asian="Times New Roman1" style:font-size-asian="10pt" style:language-asian="es" style:country-asian="ES" style:font-name-complex="Courier New2" style:font-size-complex="10pt"/>
    </style:style>
    <style:style style:name="T15" style:family="text">
      <style:text-properties style:font-name="Courier New" fo:font-size="10pt" style:font-name-asian="Times New Roman1" style:font-size-asian="10pt" style:language-asian="es" style:country-asian="ES" style:font-name-complex="Courier New2" style:font-size-complex="10pt"/>
    </style:style>
    <style:style style:name="T16" style:family="text">
      <style:text-properties style:font-name="Arial" fo:font-size="8pt" style:font-name-asian="Times New Roman1" style:font-size-asian="8pt" style:language-asian="es" style:country-asian="ES" style:font-name-complex="Arial1" style:font-size-complex="8pt" text:display="none"/>
    </style:style>
    <style:style style:name="T17" style:family="text">
      <style:text-properties style:font-name="Arial" fo:font-size="8pt" fo:language="en" fo:country="US" style:font-name-asian="Times New Roman1" style:font-size-asian="8pt" style:language-asian="es" style:country-asian="ES" style:font-name-complex="Arial1" style:font-size-complex="8pt" text:display="none"/>
    </style:style>
    <style:style style:name="T18" style:family="text">
      <style:text-properties fo:color="#0000ff" style:font-name="Times New Roman" fo:font-size="12pt" fo:language="en" fo:country="US" style:text-underline-style="solid" style:text-underline-width="auto" style:text-underline-color="font-color" style:font-name-asian="Times New Roman1" style:font-size-asian="12pt" style:language-asian="es" style:country-asian="ES" style:font-name-complex="Times New Roman1" style:font-size-complex="12pt"/>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fo:margin-top="0cm" fo:margin-bottom="0cm"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3"><text:span text:style-name="T1">MongoDB course note 7 </text:span></text:h>
      <text:p text:style-name="P3"><text:span text:style-name="T8">Restore from dump</text:span><text:span text:style-name="T11"><text:line-break/></text:span><text:span text:style-name="T8">&gt;mongorestore --collection message --db enron dump\enron\messages.bson</text:span><text:span text:style-name="T11"><text:line-break/></text:span><text:span text:style-name="T8"><text:line-break/>&gt; use enron</text:span><text:span text:style-name="T11"><text:line-break/></text:span><text:span text:style-name="T8">&gt; db.message.findOne()</text:span><text:span text:style-name="T11"><text:line-break/></text:span><text:span text:style-name="T10">{</text:span><text:span text:style-name="T11"><text:line-break/></text:span><text:span text:style-name="T10">        "_id" : ObjectId("4f16fc97d1e2d32371003f02"),</text:span><text:span text:style-name="T11"><text:line-break/></text:span><text:span text:style-name="T10">        "body" : "COURTY......\n",</text:span><text:span text:style-name="T11"><text:line-break/></text:span><text:span text:style-name="T10">        "filename" : "2.",</text:span><text:span text:style-name="T11"><text:line-break/></text:span><text:span text:style-name="T10">        "headers" : {</text:span><text:span text:style-name="T11"><text:line-break/></text:span><text:span text:style-name="T10">                "Content-Transfer-Encoding" : "7bit",</text:span><text:span text:style-name="T11"><text:line-break/></text:span><text:span text:style-name="T10">                "Content-Type" : "text/plain; charset=us-ascii",</text:span><text:span text:style-name="T11"><text:line-break/></text:span><text:span text:style-name="T10">                "Date" : ISODate("2001-07-30T22:19:40Z"),</text:span><text:span text:style-name="T11"><text:line-break/></text:span><text:span text:style-name="T10">                "From" : "reservations@marriott.com",</text:span><text:span text:style-name="T11"><text:line-break/></text:span><text:span text:style-name="T10">                "Message-ID" : "&lt;JavaMail.evans@thyme&gt;",</text:span><text:span text:style-name="T11"><text:line-break/></text:span><text:span text:style-name="T10">                "Mime-Version" : "1.0",</text:span><text:span text:style-name="T11"><text:line-break/></text:span><text:span text:style-name="T10">                "Subject" : "84029698 Marriott Confirmation Number",</text:span><text:span text:style-name="T11"><text:line-break/></text:span><text:span text:style-name="T10">                "To" : [</text:span><text:span text:style-name="T11"><text:line-break/></text:span><text:span text:style-name="T10">                        "ebass@enron.com"</text:span><text:span text:style-name="T11"><text:line-break/></text:span><text:span text:style-name="T10">                ],</text:span><text:span text:style-name="T11"><text:line-break/></text:span><text:span text:style-name="T10">                "X-FileName" : "eric bass 6-25-02.PST",</text:span><text:span text:style-name="T11"><text:line-break/></text:span><text:span text:style-name="T10">                "X-Folder" : "\\ExMerge - Bass, Eric\\Personal",</text:span><text:span text:style-name="T11"><text:line-break/></text:span><text:span text:style-name="T10">                "X-From" : "Reservations@Marriott.com",</text:span><text:span text:style-name="T11"><text:line-break/></text:span><text:span text:style-name="T10">                "X-Origin" : "BASS-E",</text:span><text:span text:style-name="T11"><text:line-break/></text:span><text:span text:style-name="T10">                "X-To" : "EBASS@ENRON.COM",</text:span><text:span text:style-name="T11"><text:line-break/></text:span><text:span text:style-name="T10">                "X-bcc" : "",</text:span><text:span text:style-name="T11"><text:line-break/></text:span><text:span text:style-name="T10">                "X-cc" : ""</text:span><text:span text:style-name="T11"><text:line-break/></text:span><text:span text:style-name="T10">        },</text:span><text:span text:style-name="T11"><text:line-break/></text:span><text:span text:style-name="T10">        "mailbox" : "bass-e",</text:span><text:span text:style-name="T11"><text:line-break/></text:span><text:span text:style-name="T10">        "subFolder" : "personal"</text:span><text:span text:style-name="T11"><text:line-break/></text:span><text:span text:style-name="T10">}</text:span><text:span text:style-name="T11"><text:line-break/></text:span><text:span text:style-name="T10">&gt;</text:span><text:span text:style-name="T11"><text:line-break/></text:span></text:p>
      <text:h text:style-name="P1" text:outline-level="2"><text:span text:style-name="T2">Final: Question 1 </text:span></text:h>
      <text:p text:style-name="P3"><text:span text:style-name="T9"><text:line-break/><text:line-break/>Construct a query to calculate the number of messages sent by Andrew Fastow, CFO, to Jeff Skilling, the president. Andrew Fastow's email addess was andrew.fastow@enron.com. Jeff Skilling's email was jeff.skilling@enron.com. </text:span><text:span text:style-name="T11"><text:line-break/></text:span><text:span text:style-name="T8">&gt; </text:span><text:span text:style-name="T10">db.message.find({"headers.From": "andrew.fastow@enron.com", "headers.To":{$all:["jeff.skilling@enron.com"]} }).count()</text:span><text:span text:style-name="T11"><text:line-break/></text:span></text:p>
      <text:h text:style-name="P1" text:outline-level="2"><text:span text:style-name="T3">Final: Question 2 </text:span></text:h>
      <text:p text:style-name="P3"><text:soft-page-break/><text:span text:style-name="T8"><text:line-break/><text:line-break/></text:span><text:span text:style-name="T13">Please use the Enron dataset you imported for the previous problem. For this question you will use the aggregation framework to figure out pairs of people that tend to communicate a lot. To do this, you will need to unwind the To list for each message. <text:line-break/><text:line-break/>This problem is a little tricky because a recipient may appear more than once in the To list for a message. You will need to fix that in a stage of the aggregation before doing your grouping and counting of (sender, recipient) pairs.</text:span><text:span text:style-name="T11"><text:line-break/></text:span><text:span text:style-name="T9">&gt; db.message.aggregate([</text:span></text:p>
      <text:p text:style-name="P13"><text:span text:style-name="T9"><text:s/>{ $unwind: "$headers.To" },</text:span></text:p>
      <text:p text:style-name="P13"><text:span text:style-name="T9"><text:s/>{ $project: { "_id": 1, "headers.From": 1, "headers.To": 1 } },</text:span></text:p>
      <text:p text:style-name="P13"><text:span text:style-name="T9"><text:s/>{ $group: { _id: { id: "$_id", from: "$headers.From", to: "$headers.To" }, count: { $sum: 1 } } },</text:span></text:p>
      <text:p text:style-name="P13"><text:span text:style-name="T9"><text:s/>{ $group: { _id: { from: "$_id.from", to: "$_id.to" }, count: { $sum: 1 } } }, { $sort: { count: -1 } },</text:span></text:p>
      <text:p text:style-name="P3"><text:span text:style-name="T9"><text:s/>{ $limit: 5 } ])</text:span><text:span text:style-name="T11"><text:line-break/></text:span><text:span text:style-name="T8">Unwind is important, mongodb has no join, only can use unwind to somehow to create a join product.</text:span><text:span text:style-name="T11"><text:line-break/></text:span><text:span text:style-name="T8"><text:line-break/></text:span><text:span text:style-name="T3">Final: Question 3</text:span><text:span text:style-name="T8"><text:line-break/></text:span><text:span text:style-name="T9">Please add the email address "mrpotatohead@10gen.com" to the list of addresses in the "headers.To" array for the document with "headers.Message-ID" of "&lt;8147308.1075851042335.JavaMail.evans@thyme&gt;" </text:span><text:span text:style-name="T11"><text:line-break/></text:span><text:span text:style-name="T10">&gt; db.message.update({"headers.Message-ID":"&lt;8147308.1075851042335.JavaMail.evans@thyme&gt;"}, {$push: {"headers.To":"mrpotatohead@10gen.com"}})</text:span><text:span text:style-name="T11"><text:line-break/></text:span><text:span text:style-name="T8"><text:line-break/></text:span><text:span text:style-name="T11"><text:line-break/></text:span><text:span text:style-name="T8"><text:line-break/></text:span><text:span text:style-name="T9">Enhancing the Blog to support viewers liking certain comments</text:span><text:span text:style-name="T11"><text:line-break/></text:span><text:span text:style-name="T10">&gt; db.posts.update({"permalink":"mxwnnnqaflufnqwlekfd"}, {$inc:{"comments.1.num_l</text:span><text:span text:style-name="T11"><text:line-break/></text:span><text:span text:style-name="T10">ikes":1}})</text:span><text:span text:style-name="T11"><text:line-break/></text:span><text:span text:style-name="T10">In java code:</text:span><text:span text:style-name="T11"><text:line-break/></text:span><text:span text:style-name="T10">postsCollection.update(new BasicDBObject("permalink", permalink),</text:span><text:span text:style-name="T11"><text:line-break/></text:span><text:span text:style-name="T10">                new BasicDBObject("$inc", new BasicDBObject("comments."+ordinal+".num_likes", 1)), false, false);</text:span></text:p>
      <text:p text:style-name="P5"/>
      <text:p text:style-name="P3"><text:span text:style-name="T3">Final: Question 4</text:span><text:span text:style-name="T8"><text:line-break/></text:span><text:span text:style-name="T11">This full round trip and redisplay of the entire web page is not how you would implement liking in a modern web app, but it makes it easier for us to reason about, so we will go with it. <text:line-break/><text:line-break/>Your job is to search the code for the string "XXX work here" and make the necessary changes. You can choose whatever schema you want, but you should note that the entry_template makes some assumptions about the how the like value will be encoded and if you go with a different convention than it assumes, you will need to make some adjustments. <text:line-break/><text:line-break/>It is possible to solve this problem by putting NOTHING in one of the XXX spots and adding only </text:span><text:soft-page-break/><text:span text:style-name="T11">a SINGLE LINE to the other spot to properly increment the like count. If you decide to use a different schema than the entry_template is expecting, then you will likely need to work in both spots. The validation script does not look at the database. It looks at the blog.</text:span></text:p>
      <text:p text:style-name="P6"/>
      <text:p text:style-name="HTML_20_Preformatted"><text:span text:style-name="T11"># from the mongo shell</text:span></text:p>
      <text:p text:style-name="HTML_20_Preformatted"><text:span text:style-name="T11">use blog</text:span></text:p>
      <text:p text:style-name="HTML_20_Preformatted"><text:span text:style-name="T11">db.posts.drop()</text:span></text:p>
      <text:p text:style-name="HTML_20_Preformatted"><text:span text:style-name="T11"># from the terminal window</text:span></text:p>
      <text:p text:style-name="HTML_20_Preformatted"><text:span text:style-name="T11">mongoimport -d blog -c posts &lt; posts.json</text:span></text:p>
      <text:p text:style-name="P6"/>
      <text:p text:style-name="P6"/>
      <text:p text:style-name="P3"><text:span text:style-name="T11">C:\GFI\MongoDB\Week7\Question 4&gt;python final4-validate.py</text:span></text:p>
      <text:p text:style-name="P3"><text:span text:style-name="T11">Welcome to the M101 Final Exam, Question 4 Validation Checker</text:span></text:p>
      <text:p text:style-name="P3"><text:span text:style-name="T11">Trying to grab the blog home page at url and find the first post. http://localho</text:span></text:p>
      <text:p text:style-name="P3"><text:span text:style-name="T11">st:8082/</text:span></text:p>
      <text:p text:style-name="P3"><text:span text:style-name="T11">Fount a post url: <text:s/>/post/mxwnnnqaflufnqwlekfd</text:span></text:p>
      <text:p text:style-name="P3"><text:span text:style-name="T11">Trying to grab the number of likes for url <text:s/>http://localhost:8082/post/mxwnnnqaf</text:span></text:p>
      <text:p text:style-name="P3"><text:span text:style-name="T11">lufnqwlekfd</text:span></text:p>
      <text:p text:style-name="P3"><text:span text:style-name="T11">Likes value <text:s/>1</text:span></text:p>
      <text:p text:style-name="P3"><text:span text:style-name="T11">Clicking on Like link for post: <text:s/>/post/mxwnnnqaflufnqwlekfd</text:span></text:p>
      <text:p text:style-name="P3"><text:span text:style-name="T11">Trying to grab the number of likes for url <text:s/>http://localhost:8082/post/mxwnnnqaf</text:span></text:p>
      <text:p text:style-name="P3"><text:span text:style-name="T11">lufnqwlekfd</text:span></text:p>
      <text:p text:style-name="P3"><text:span text:style-name="T11">Likes value <text:s/>2</text:span></text:p>
      <text:p text:style-name="P3"><text:span text:style-name="T11">Tests Passed for Final 4. Your validation code is 983nf93ncafjn20fn10f<text:line-break/></text:span></text:p>
      <text:p text:style-name="P7"/>
      <text:p text:style-name="Standard"><text:span text:style-name="T3">Final: Question 5</text:span><text:span text:style-name="T8"><text:line-break/></text:span><text:span text:style-name="T11">This full round trip and redisplay of the entire web page is not how you would implement liking in a modern web app, but it makes it easier for us to reason about, so we will go with it. <text:line-break/></text:span><text:span text:style-name="T4">Suppose your have a collection </text:span><text:span text:style-name="T5">fubar</text:span><text:span text:style-name="T4"> with the following indexes created: </text:span></text:p>
      <text:p text:style-name="P4"><text:span text:style-name="T14">[</text:span></text:p>
      <text:p text:style-name="P4"><text:span text:style-name="T14"><text:tab/>{</text:span></text:p>
      <text:p text:style-name="P4"><text:span text:style-name="T14"><text:tab/><text:tab/>"v" : 1,</text:span></text:p>
      <text:p text:style-name="P4"><text:span text:style-name="T14"><text:tab/><text:tab/>"key" : {</text:span></text:p>
      <text:p text:style-name="P4"><text:span text:style-name="T14"><text:tab/><text:tab/><text:tab/>"_id" : 1</text:span></text:p>
      <text:p text:style-name="P4"><text:span text:style-name="T14"><text:tab/><text:tab/>},</text:span></text:p>
      <text:p text:style-name="P4"><text:span text:style-name="T14"><text:tab/><text:tab/>"ns" : "test.fubar",</text:span></text:p>
      <text:p text:style-name="P4"><text:span text:style-name="T14"><text:tab/><text:tab/>"name" : "_id_"</text:span></text:p>
      <text:p text:style-name="P4"><text:span text:style-name="T14"><text:tab/>},</text:span></text:p>
      <text:p text:style-name="P4"><text:span text:style-name="T14"><text:tab/>{</text:span></text:p>
      <text:p text:style-name="P4"><text:span text:style-name="T14"><text:tab/><text:tab/>"v" : 1,</text:span></text:p>
      <text:p text:style-name="P4"><text:span text:style-name="T14"><text:tab/><text:tab/>"key" : {</text:span></text:p>
      <text:p text:style-name="P4"><text:span text:style-name="T14"><text:tab/><text:tab/><text:tab/>"a" : 1,</text:span></text:p>
      <text:p text:style-name="P4"><text:span text:style-name="T14"><text:tab/><text:tab/><text:tab/>"b" : 1</text:span></text:p>
      <text:p text:style-name="P4"><text:span text:style-name="T14"><text:tab/><text:tab/>},</text:span></text:p>
      <text:p text:style-name="P4"><text:span text:style-name="T14"><text:tab/><text:tab/>"ns" : "test.fubar",</text:span></text:p>
      <text:p text:style-name="P4"><text:span text:style-name="T14"><text:tab/><text:tab/>"name" : "a_1_b_1"</text:span></text:p>
      <text:p text:style-name="P4"><text:span text:style-name="T14"><text:tab/>},</text:span></text:p>
      <text:p text:style-name="P4"><text:span text:style-name="T14"><text:tab/>{</text:span></text:p>
      <text:p text:style-name="P4"><text:span text:style-name="T14"><text:tab/><text:tab/>"v" : 1,</text:span></text:p>
      <text:p text:style-name="P4"><text:span text:style-name="T14"><text:tab/><text:tab/>"key" : {</text:span></text:p>
      <text:p text:style-name="P4"><text:span text:style-name="T14"><text:tab/><text:tab/><text:tab/>"a" : 1,</text:span></text:p>
      <text:p text:style-name="P4"><text:span text:style-name="T14"><text:tab/><text:tab/><text:tab/>"c" : 1</text:span></text:p>
      <text:p text:style-name="P4"><text:span text:style-name="T14"><text:tab/><text:tab/>},</text:span></text:p>
      <text:p text:style-name="P4"><text:soft-page-break/><text:span text:style-name="T14"><text:tab/><text:tab/>"ns" : "test.fubar",</text:span></text:p>
      <text:p text:style-name="P4"><text:span text:style-name="T14"><text:tab/><text:tab/>"name" : "a_1_c_1"</text:span></text:p>
      <text:p text:style-name="P4"><text:span text:style-name="T14"><text:tab/>},</text:span></text:p>
      <text:p text:style-name="P4"><text:span text:style-name="T14"><text:tab/>{</text:span></text:p>
      <text:p text:style-name="P4"><text:span text:style-name="T14"><text:tab/><text:tab/>"v" : 1,</text:span></text:p>
      <text:p text:style-name="P4"><text:span text:style-name="T14"><text:tab/><text:tab/>"key" : {</text:span></text:p>
      <text:p text:style-name="P4"><text:span text:style-name="T14"><text:tab/><text:tab/><text:tab/>"c" : 1</text:span></text:p>
      <text:p text:style-name="P4"><text:span text:style-name="T14"><text:tab/><text:tab/>},</text:span></text:p>
      <text:p text:style-name="P4"><text:span text:style-name="T14"><text:tab/><text:tab/>"ns" : "test.fubar",</text:span></text:p>
      <text:p text:style-name="P4"><text:span text:style-name="T14"><text:tab/><text:tab/>"name" : "c_1"</text:span></text:p>
      <text:p text:style-name="P4"><text:span text:style-name="T14"><text:tab/>},</text:span></text:p>
      <text:p text:style-name="P4"><text:span text:style-name="T14"><text:tab/>{</text:span></text:p>
      <text:p text:style-name="P4"><text:span text:style-name="T14"><text:tab/><text:tab/>"v" : 1,</text:span></text:p>
      <text:p text:style-name="P4"><text:span text:style-name="T14"><text:tab/><text:tab/>"key" : {</text:span></text:p>
      <text:p text:style-name="P4"><text:span text:style-name="T14"><text:tab/><text:tab/><text:tab/>"a" : 1,</text:span></text:p>
      <text:p text:style-name="P4"><text:span text:style-name="T14"><text:tab/><text:tab/><text:tab/>"b" : 1,</text:span></text:p>
      <text:p text:style-name="P4"><text:span text:style-name="T14"><text:tab/><text:tab/><text:tab/>"c" : -1</text:span></text:p>
      <text:p text:style-name="P4"><text:span text:style-name="T14"><text:tab/><text:tab/>},</text:span></text:p>
      <text:p text:style-name="P4"><text:span text:style-name="T14"><text:tab/><text:tab/>"ns" : "test.fubar",</text:span></text:p>
      <text:p text:style-name="P4"><text:span text:style-name="T14"><text:tab/><text:tab/>"name" : "a_1_b_1_c_-1"</text:span></text:p>
      <text:p text:style-name="P4"><text:span text:style-name="T14"><text:tab/>}</text:span></text:p>
      <text:p text:style-name="P4"><text:span text:style-name="T14">]</text:span></text:p>
      <text:p text:style-name="P9"/>
      <text:p text:style-name="P3"><text:span text:style-name="T4">Now suppose you want to run the following query against the collection. </text:span></text:p>
      <text:p text:style-name="P4"><text:span text:style-name="T14">db.fubar.find({'a':{'$lt':10000}, 'b':{'$gt': 5000}}, {'a':1, 'c':1}).sort({'c':-1})</text:span></text:p>
      <text:p text:style-name="P3"><text:span text:style-name="T4">Which of the following indexes could be used by MongoDB to assist in answering the query. </text:span><text:span text:style-name="T7">Check all that apply.</text:span></text:p>
      <text:p text:style-name="P8"/>
      <text:p text:style-name="P11"><text:span text:style-name="T16">Principio del formulario</text:span></text:p>
      <text:p text:style-name="P3"><draw:frame text:anchor-type="as-char" svg:y="0cm" draw:z-index="0" draw:style-name="gr1" draw:text-style-name="P20" svg:width="0.715cm" svg:height="0.636cm"><draw:image xlink:href="Pictures/20000012000002E50000029518F174F0.wmf" xlink:type="simple" xlink:show="embed" xlink:actuate="onLoad"><text:p/></draw:image></draw:frame><text:span text:style-name="T4">_id_</text:span></text:p>
      <text:p text:style-name="P3"><draw:frame text:anchor-type="as-char" svg:y="0cm" draw:z-index="1" draw:style-name="gr1" draw:text-style-name="P20" svg:width="0.715cm" svg:height="0.636cm"><draw:image xlink:href="Pictures/2000000F000002E50000029550C6AE26.wmf" xlink:type="simple" xlink:show="embed" xlink:actuate="onLoad"><text:p/></draw:image></draw:frame><text:span text:style-name="T4">a_1_b_1</text:span></text:p>
      <text:p text:style-name="P3"><draw:frame text:anchor-type="as-char" svg:y="0cm" draw:z-index="2" draw:style-name="gr1" draw:text-style-name="P20" svg:width="0.715cm" svg:height="0.636cm"><draw:image xlink:href="Pictures/2000000F000002E50000029550C6AE26.wmf" xlink:type="simple" xlink:show="embed" xlink:actuate="onLoad"><text:p/></draw:image></draw:frame><text:span text:style-name="T4">a_1_c_1</text:span></text:p>
      <text:p text:style-name="P3"><draw:frame text:anchor-type="as-char" svg:y="0cm" draw:z-index="3" draw:style-name="gr1" draw:text-style-name="P20" svg:width="0.715cm" svg:height="0.636cm"><draw:image xlink:href="Pictures/2000000F000002E50000029550C6AE26.wmf" xlink:type="simple" xlink:show="embed" xlink:actuate="onLoad"><text:p/></draw:image></draw:frame><text:span text:style-name="T4">c_1</text:span></text:p>
      <text:p text:style-name="P3"><draw:frame text:anchor-type="as-char" svg:y="0cm" draw:z-index="4" draw:style-name="gr1" draw:text-style-name="P20" svg:width="0.715cm" svg:height="0.636cm"><draw:image xlink:href="Pictures/2000000F000002E50000029550C6AE26.wmf" xlink:type="simple" xlink:show="embed" xlink:actuate="onLoad"><text:p/></draw:image></draw:frame><text:span text:style-name="T4">a_1_b_1_c_-1</text:span></text:p>
      <text:p text:style-name="P7"/>
      <text:p text:style-name="P7"/>
      <text:p text:style-name="P7"/>
      <text:p text:style-name="Standard"><text:span text:style-name="T3">Final: Question 6</text:span><text:span text:style-name="T8"><text:line-break/></text:span><text:span text:style-name="T4">Suppose you have a collection of students of the following form: </text:span></text:p>
      <text:p text:style-name="P4"><text:span text:style-name="T14">{</text:span></text:p>
      <text:p text:style-name="P4"><text:span text:style-name="T14"><text:tab/>"_id" : ObjectId("50c598f582094fb5f92efb96"),</text:span></text:p>
      <text:p text:style-name="P4"><text:span text:style-name="T14"><text:tab/>"first_name" : "John",</text:span></text:p>
      <text:p text:style-name="P4"><text:span text:style-name="T14"><text:tab/>"last_name" : "Doe",</text:span></text:p>
      <text:p text:style-name="P4"><text:span text:style-name="T14"><text:tab/>"date_of_admission" : ISODate("2010-02-21T05:00:00Z"),</text:span></text:p>
      <text:p text:style-name="P4"><text:span text:style-name="T14"><text:tab/>"residence_hall" : "Fairweather",</text:span></text:p>
      <text:p text:style-name="P4"><text:span text:style-name="T14"><text:tab/>"has_car" : true,</text:span></text:p>
      <text:p text:style-name="P4"><text:span text:style-name="T14"><text:tab/>"student_id" : "2348023902",</text:span></text:p>
      <text:p text:style-name="P4"><text:span text:style-name="T14"><text:tab/>"current_classes" : [</text:span></text:p>
      <text:p text:style-name="P4"><text:span text:style-name="T14"><text:tab/><text:tab/>"His343",</text:span></text:p>
      <text:p text:style-name="P4"><text:span text:style-name="T14"><text:tab/><text:tab/></text:span><text:span text:style-name="T15">"Math234",</text:span></text:p>
      <text:p text:style-name="P4"><text:soft-page-break/><text:span text:style-name="T15"><text:tab/><text:tab/>"Phy123",</text:span></text:p>
      <text:p text:style-name="P4"><text:span text:style-name="T15"><text:tab/><text:tab/></text:span><text:span text:style-name="T14">"Art232"</text:span></text:p>
      <text:p text:style-name="P4"><text:span text:style-name="T14"><text:tab/>]</text:span></text:p>
      <text:p text:style-name="P4"><text:span text:style-name="T14">}</text:span></text:p>
      <text:p text:style-name="P9"/>
      <text:p text:style-name="P3"><text:span text:style-name="T4">Now suppose that basic inserts into the collection, which only include the last name, first name and student_id, are too slow. What could potentially improve the speed of inserts. Check all that apply. </text:span></text:p>
      <text:p text:style-name="P11"><text:span text:style-name="T16">Principio del formulario</text:span></text:p>
      <text:p text:style-name="P3"><draw:frame text:anchor-type="as-char" svg:y="0cm" draw:z-index="5" draw:style-name="gr1" draw:text-style-name="P20" svg:width="0.715cm" svg:height="0.636cm"><draw:image xlink:href="Pictures/20000012000002E50000029518F174F0.wmf" xlink:type="simple" xlink:show="embed" xlink:actuate="onLoad"><text:p/></draw:image></draw:frame><text:span text:style-name="T4">Add an index on last_name, first_name if one does not already exist.</text:span></text:p>
      <text:p text:style-name="P3"><draw:frame text:anchor-type="as-char" svg:y="0cm" draw:z-index="6" draw:style-name="gr1" draw:text-style-name="P20" svg:width="0.715cm" svg:height="0.636cm"><draw:image xlink:href="Pictures/2000000F000002E50000029550C6AE26.wmf" xlink:type="simple" xlink:show="embed" xlink:actuate="onLoad"><text:p/></draw:image></draw:frame><text:span text:style-name="T4">Set w=0, j=0 on writes</text:span></text:p>
      <text:p text:style-name="P3"><draw:frame text:anchor-type="as-char" svg:y="0cm" draw:z-index="7" draw:style-name="gr1" draw:text-style-name="P20" svg:width="0.715cm" svg:height="0.636cm"><draw:image xlink:href="Pictures/2000000F000002E50000029550C6AE26.wmf" xlink:type="simple" xlink:show="embed" xlink:actuate="onLoad"><text:p/></draw:image></draw:frame><text:span text:style-name="T4">Remove all indexes from the collection</text:span></text:p>
      <text:p text:style-name="P3"><draw:frame text:anchor-type="as-char" svg:y="0cm" draw:z-index="8" draw:style-name="gr1" draw:text-style-name="P20" svg:width="0.715cm" svg:height="0.636cm"><draw:image xlink:href="Pictures/20000012000002E50000029518F174F0.wmf" xlink:type="simple" xlink:show="embed" xlink:actuate="onLoad"><text:p/></draw:image></draw:frame><text:span text:style-name="T4">Provide a hint to MongoDB that it should not use an index for the inserts</text:span></text:p>
      <text:p text:style-name="P3"><draw:frame text:anchor-type="as-char" svg:y="0cm" draw:z-index="9" draw:style-name="gr1" draw:text-style-name="P20" svg:width="0.715cm" svg:height="0.636cm"><draw:image xlink:href="Pictures/20000012000002E50000029518F174F0.wmf" xlink:type="simple" xlink:show="embed" xlink:actuate="onLoad"><text:p/></draw:image></draw:frame><text:span text:style-name="T4">Build a replica set and insert data into the secondary nodes to free up the primary nodes.</text:span></text:p>
      <text:p text:style-name="P12"><text:span text:style-name="T17">Final del formulario</text:span></text:p>
      <text:p text:style-name="P7"/>
      <text:p text:style-name="P7"/>
      <text:p text:style-name="P3"><text:span text:style-name="T3">Final: Question 7</text:span><text:span text:style-name="T8"><text:line-break/></text:span></text:p>
      <text:p text:style-name="P14"><text:span text:style-name="T4">You have been tasked to cleanup a photosharing database. The database consists of two collections, albums, and images. Every image is supposed to be in an album, but there are orphan images that appear in no album. Here are some example documents (not from the collections you will be downloading). </text:span></text:p>
      <text:p text:style-name="P4"><text:span text:style-name="T14">&gt; db.albums.findOne()</text:span></text:p>
      <text:p text:style-name="P4"><text:span text:style-name="T14">{</text:span></text:p>
      <text:p text:style-name="P4"><text:span text:style-name="T14"><text:tab/>"_id" : 67</text:span></text:p>
      <text:p text:style-name="P4"><text:span text:style-name="T14"><text:tab/>"images" : [</text:span></text:p>
      <text:p text:style-name="P4"><text:span text:style-name="T14"><text:tab/><text:tab/>4745,</text:span></text:p>
      <text:p text:style-name="P4"><text:span text:style-name="T14"><text:tab/><text:tab/>7651,</text:span></text:p>
      <text:p text:style-name="P4"><text:span text:style-name="T14"><text:tab/><text:tab/>15247,</text:span></text:p>
      <text:p text:style-name="P4"><text:span text:style-name="T14"><text:tab/><text:tab/>17517,</text:span></text:p>
      <text:p text:style-name="P4"><text:span text:style-name="T14"><text:tab/><text:tab/>17853,</text:span></text:p>
      <text:p text:style-name="P4"><text:span text:style-name="T14"><text:tab/><text:tab/>20529,</text:span></text:p>
      <text:p text:style-name="P4"><text:span text:style-name="T14"><text:tab/><text:tab/>22640,</text:span></text:p>
      <text:p text:style-name="P4"><text:span text:style-name="T14"><text:tab/><text:tab/>27299,</text:span></text:p>
      <text:p text:style-name="P4"><text:span text:style-name="T14"><text:tab/><text:tab/>27997,</text:span></text:p>
      <text:p text:style-name="P4"><text:span text:style-name="T14"><text:tab/><text:tab/>32930,</text:span></text:p>
      <text:p text:style-name="P4"><text:span text:style-name="T14"><text:tab/><text:tab/>35591,</text:span></text:p>
      <text:p text:style-name="P4"><text:span text:style-name="T14"><text:tab/><text:tab/>48969,</text:span></text:p>
      <text:p text:style-name="P4"><text:span text:style-name="T14"><text:tab/><text:tab/>52901,</text:span></text:p>
      <text:p text:style-name="P4"><text:span text:style-name="T14"><text:tab/><text:tab/>57320,</text:span></text:p>
      <text:p text:style-name="P4"><text:span text:style-name="T14"><text:tab/><text:tab/>96342,</text:span></text:p>
      <text:p text:style-name="P4"><text:span text:style-name="T14"><text:tab/><text:tab/>99705</text:span></text:p>
      <text:p text:style-name="P4"><text:span text:style-name="T14"><text:tab/>]</text:span></text:p>
      <text:p text:style-name="P4"><text:span text:style-name="T14">}</text:span></text:p>
      <text:p text:style-name="P9"/>
      <text:p text:style-name="P4"><text:span text:style-name="T14">&gt; db.images.findOne()</text:span></text:p>
      <text:p text:style-name="P4"><text:span text:style-name="T14">{ "_id" : 99705, "height" : 480, "width" : 640 }</text:span></text:p>
      <text:p text:style-name="P4"><text:span text:style-name="T15">&gt; </text:span></text:p>
      <text:p text:style-name="P3"><text:soft-page-break/><text:span text:style-name="T4">From the above, you can conclude that the image with _id = 99705 is in album 67. It is not an orphan. <text:line-break/><text:line-break/>Your task is to write a program to remove every image from the images collection that appears in no album. Or put another way, if an image does not appear in at least one album, it's an orphan and should be removed from the images collection. <text:line-break/><text:line-break/>Start by using mongoimport to import your </text:span><text:a xlink:type="simple" xlink:href="https://university.mongodb.com/static/m101j-partner-2013/handouts/albums.be1e0dcfa853.json"><text:span text:style-name="T18">albums.json</text:span></text:a><text:span text:style-name="T4"> and </text:span><text:a xlink:type="simple" xlink:href="https://university.mongodb.com/static/m101j-partner-2013/handouts/images.26c54434bf59.json"><text:span text:style-name="T18">images.json</text:span></text:a><text:span text:style-name="T4"> collections. (Did you notice the links in the previous sentence?) <text:line-break/>When you are done removing the orphan images from the collection, there should be 90,017 documents in the images collection. To prove you did it correctly, what are the total number of images with the tag 'sunrises" after the removal of orphans? As as a sanity check, there are 50,054 images that are tagged 'sunrises' before you remove the images. <text:line-break/>Hint: you might consider creating an index or two or your program will take a long time to run. <text:line-break/></text:span></text:p>
      <text:p text:style-name="P11"><text:span text:style-name="T16">Principio del formulario</text:span></text:p>
      <text:p text:style-name="P3"><draw:frame text:anchor-type="as-char" svg:y="0cm" draw:z-index="10" draw:style-name="gr1" draw:text-style-name="P20" svg:width="0.715cm" svg:height="0.636cm"><draw:image xlink:href="Pictures/20000012000002E500000295812494D9.wmf" xlink:type="simple" xlink:show="embed" xlink:actuate="onLoad"><text:p/></draw:image></draw:frame><text:span text:style-name="T7">43,434</text:span></text:p>
      <text:p text:style-name="P3"><draw:frame text:anchor-type="as-char" svg:y="0cm" draw:z-index="11" draw:style-name="gr1" draw:text-style-name="P20" svg:width="0.715cm" svg:height="0.636cm"><draw:image xlink:href="Pictures/20000012000002E500000295812494D9.wmf" xlink:type="simple" xlink:show="embed" xlink:actuate="onLoad"><text:p/></draw:image></draw:frame><text:span text:style-name="T4">34,204</text:span></text:p>
      <text:p text:style-name="P3"><draw:frame text:anchor-type="as-char" svg:y="0cm" draw:z-index="12" draw:style-name="gr1" draw:text-style-name="P20" svg:width="0.715cm" svg:height="0.636cm"><draw:image xlink:href="Pictures/20000012000002E500000295812494D9.wmf" xlink:type="simple" xlink:show="embed" xlink:actuate="onLoad"><text:p/></draw:image></draw:frame><text:span text:style-name="T4">49,123</text:span></text:p>
      <text:p text:style-name="P3"><draw:frame text:anchor-type="as-char" svg:y="0cm" draw:z-index="13" draw:style-name="gr1" draw:text-style-name="P20" svg:width="0.715cm" svg:height="0.636cm"><draw:image xlink:href="Pictures/2000000F000002E5000002958AAC9953.wmf" xlink:type="simple" xlink:show="embed" xlink:actuate="onLoad"><text:p/></draw:image></draw:frame><text:span text:style-name="T4">45,044</text:span></text:p>
      <text:p text:style-name="P3"><draw:frame text:anchor-type="as-char" svg:y="0cm" draw:z-index="14" draw:style-name="gr1" draw:text-style-name="P20" svg:width="0.715cm" svg:height="0.636cm"><draw:image xlink:href="Pictures/20000012000002E500000295812494D9.wmf" xlink:type="simple" xlink:show="embed" xlink:actuate="onLoad"><text:p/></draw:image></draw:frame><text:span text:style-name="T4">50,054</text:span></text:p>
      <text:p text:style-name="P15"/>
      <text:p text:style-name="P15"/>
      <text:p text:style-name="P15"/>
      <text:p text:style-name="HTML_20_Preformatted"><text:span text:style-name="T11"># from the terminal window</text:span></text:p>
      <text:p text:style-name="HTML_20_Preformatted"><text:span text:style-name="T11">mongoimport -d finaltask <text:s/>-c albums &lt; albums.json </text:span></text:p>
      <text:p text:style-name="HTML_20_Preformatted"><text:span text:style-name="T11">mongoimport -d finaltask <text:s/>-c images &lt; images.json</text:span></text:p>
      <text:p text:style-name="P15"/>
      <text:p text:style-name="HTML_20_Preformatted"><text:span text:style-name="T11">Ejecutar finalQ7.Test</text:span></text:p>
      <text:p text:style-name="P15"/>
      <text:p text:style-name="HTML_20_Preformatted"><text:span text:style-name="T11">Comprobar</text:span></text:p>
      <text:list xml:id="list8308444654001848412" text:style-name="WWNum1">
        <text:list-item>
          <text:p text:style-name="P17"><text:span text:style-name="T11">use finaltask</text:span></text:p>
        </text:list-item>
        <text:list-item>
          <text:p text:style-name="P17"><text:span text:style-name="T12">db.albums.aggregate({$unwind:"$images"},{$group:{_id:null,sum:{$sum:"$images"},count:{$sum:1}}})</text:span></text:p>
        </text:list-item>
      </text:list>
      <text:p text:style-name="P16"/>
      <text:p text:style-name="HTML_20_Preformatted"><text:span text:style-name="T12">Resultado</text:span></text:p>
      <text:list xml:id="list5822367078081082002" text:style-name="WWNum2">
        <text:list-item>
          <text:p text:style-name="P18"><text:span text:style-name="T11">db.images.find({"tags":"sunrises"}).count()</text:span></text:p>
        </text:list-item>
      </text:list>
      <text:p text:style-name="P15"/>
      <text:p text:style-name="P19"/>
      <text:p text:style-name="P3"><text:span text:style-name="T3">Final: Question 8</text:span></text:p>
      <text:p text:style-name="P3"><text:span text:style-name="T4">Supposed we executed the following Java code. How many animals will be inserted into the "animals" collection? </text:span></text:p>
      <text:p text:style-name="P4"><text:span text:style-name="T14">public class Question8 {</text:span></text:p>
      <text:p text:style-name="P9"/>
      <text:p text:style-name="P9"/>
      <text:p text:style-name="P9"/>
      <text:p text:style-name="P4"><text:span text:style-name="T14"><text:s text:c="8"/>public static void main(String[] args) throws IOException {</text:span></text:p>
      <text:p text:style-name="P4"><text:soft-page-break/><text:span text:style-name="T14"><text:s text:c="12"/>MongoClient c = <text:s/>new MongoClient(new MongoClientURI("mongodb://localhost"));</text:span></text:p>
      <text:p text:style-name="P4"><text:span text:style-name="T14"><text:s text:c="12"/>DB db = c.getDB("test");</text:span></text:p>
      <text:p text:style-name="P4"><text:span text:style-name="T14"><text:s text:c="12"/>DBCollection animals = db.getCollection("animals");</text:span></text:p>
      <text:p text:style-name="P9"/>
      <text:p text:style-name="P9"/>
      <text:p text:style-name="P4"><text:span text:style-name="T14"><text:s text:c="12"/>BasicDBObject animal = new BasicDBObject("animal", "monkey");</text:span></text:p>
      <text:p text:style-name="P9"/>
      <text:p text:style-name="P4"><text:span text:style-name="T14"><text:s text:c="12"/>animals.insert(animal);</text:span></text:p>
      <text:p text:style-name="P4"><text:span text:style-name="T14"><text:s text:c="12"/>animal.removeField("animal");</text:span></text:p>
      <text:p text:style-name="P4"><text:span text:style-name="T14"><text:s text:c="12"/>animal.append("animal", "cat");</text:span></text:p>
      <text:p text:style-name="P4"><text:span text:style-name="T14"><text:s text:c="12"/>animals.insert(animal);</text:span></text:p>
      <text:p text:style-name="P4"><text:span text:style-name="T14"><text:s text:c="12"/>animal.removeField("animal");</text:span></text:p>
      <text:p text:style-name="P4"><text:span text:style-name="T14"><text:s text:c="12"/>animal.append("animal", "lion");</text:span></text:p>
      <text:p text:style-name="P4"><text:span text:style-name="T14"><text:s text:c="12"/></text:span><text:span text:style-name="T15">animals.insert(animal);</text:span></text:p>
      <text:p text:style-name="P10"/>
      <text:p text:style-name="P4"><text:span text:style-name="T15"><text:s text:c="8"/>}</text:span></text:p>
      <text:p text:style-name="P10"/>
      <text:p text:style-name="P4"><text:span text:style-name="T15">}</text:span></text:p>
      <text:p text:style-name="P10"/>
      <text:p text:style-name="P11"><text:span text:style-name="T16">Principio del formulario</text:span></text:p>
      <text:p text:style-name="P3"><draw:frame text:anchor-type="as-char" svg:y="0cm" draw:z-index="15" draw:style-name="gr1" draw:text-style-name="P20" svg:width="0.715cm" svg:height="0.636cm"><draw:image xlink:href="Pictures/20000012000002E500000295812494D9.wmf" xlink:type="simple" xlink:show="embed" xlink:actuate="onLoad"><text:p/></draw:image></draw:frame><text:span text:style-name="T7">0</text:span></text:p>
      <text:p text:style-name="P3"><draw:frame text:anchor-type="as-char" svg:y="0cm" draw:z-index="16" draw:style-name="gr1" draw:text-style-name="P20" svg:width="0.715cm" svg:height="0.636cm"><draw:image xlink:href="Pictures/2000000F000002E5000002958AAC9953.wmf" xlink:type="simple" xlink:show="embed" xlink:actuate="onLoad"><text:p/></draw:image></draw:frame><text:span text:style-name="T7">1</text:span></text:p>
      <text:p text:style-name="P3"><draw:frame text:anchor-type="as-char" svg:y="0cm" draw:z-index="17" draw:style-name="gr1" draw:text-style-name="P20" svg:width="0.715cm" svg:height="0.636cm"><draw:image xlink:href="Pictures/20000012000002E500000295812494D9.wmf" xlink:type="simple" xlink:show="embed" xlink:actuate="onLoad"><text:p/></draw:image></draw:frame><text:span text:style-name="T7">2</text:span></text:p>
      <text:p text:style-name="P3"><draw:frame text:anchor-type="as-char" svg:y="0cm" draw:z-index="18" draw:style-name="gr1" draw:text-style-name="P20" svg:width="0.715cm" svg:height="0.636cm"><draw:image xlink:href="Pictures/20000012000002E500000295812494D9.wmf" xlink:type="simple" xlink:show="embed" xlink:actuate="onLoad"><text:p/></draw:image></draw:frame><text:span text:style-name="T7">3</text:span></text:p>
      <text:p text:style-name="P12"><text:span text:style-name="T16">Final del formulario</text:span></text:p>
      <text:p text:style-name="P19"/>
      <text:p text:style-name="P15"/>
      <text:p text:style-name="P19"/>
      <text:p text:style-name="P3"><text:span text:style-name="T3">Final: Question 9</text:span></text:p>
      <text:p text:style-name="P3"><text:span text:style-name="T4">Imagine an electronic medical record database designed to hold the medical records of every individual in the United States. Because each person has more than 16MB of medical history and records, it's not feasible to have a single document for every patient. Instead, there is a </text:span><text:span text:style-name="T5">patient</text:span><text:span text:style-name="T4"> collection that contains basic information on each person and maps the person to a patient_id, and a </text:span><text:span text:style-name="T5">record</text:span><text:span text:style-name="T4"> collection that contains one document for each test or procedure. One patient may have dozens or even hundreds of documents in the </text:span><text:span text:style-name="T5">record</text:span><text:span text:style-name="T4"> collection. <text:line-break/><text:line-break/>We need to decide on a shard key to shard the </text:span><text:span text:style-name="T5">record</text:span><text:span text:style-name="T4"> collection. What's the best shard key for the </text:span><text:span text:style-name="T5">record</text:span><text:span text:style-name="T4"> collection, provided that we are willing to run scatter gather operations to do research and run studies on various diseases and cohorts? That is, think mostly about the operational aspects of such a system.</text:span></text:p>
      <text:p text:style-name="P11"><text:span text:style-name="T16">Principio del formulario</text:span></text:p>
      <text:p text:style-name="P3"><draw:frame text:anchor-type="as-char" svg:y="0cm" draw:z-index="19" draw:style-name="gr1" draw:text-style-name="P20" svg:width="0.715cm" svg:height="0.636cm"><draw:image xlink:href="Pictures/2000000F000002E5000002958AAC9953.wmf" xlink:type="simple" xlink:show="embed" xlink:actuate="onLoad"><text:p/></draw:image></draw:frame><text:span text:style-name="T4">patient_id</text:span></text:p>
      <text:p text:style-name="P3"><draw:frame text:anchor-type="as-char" svg:y="0cm" draw:z-index="20" draw:style-name="gr1" draw:text-style-name="P20" svg:width="0.715cm" svg:height="0.636cm"><draw:image xlink:href="Pictures/20000012000002E500000295812494D9.wmf" xlink:type="simple" xlink:show="embed" xlink:actuate="onLoad"><text:p/></draw:image></draw:frame><text:span text:style-name="T4">_id</text:span></text:p>
      <text:p text:style-name="P3"><draw:frame text:anchor-type="as-char" svg:y="0cm" draw:z-index="21" draw:style-name="gr1" draw:text-style-name="P20" svg:width="0.715cm" svg:height="0.636cm"><draw:image xlink:href="Pictures/20000012000002E500000295812494D9.wmf" xlink:type="simple" xlink:show="embed" xlink:actuate="onLoad"><text:p/></draw:image></draw:frame><text:span text:style-name="T4">primary care physican (your principal doctor)</text:span></text:p>
      <text:p text:style-name="P3"><draw:frame text:anchor-type="as-char" svg:y="0cm" draw:z-index="22" draw:style-name="gr1" draw:text-style-name="P20" svg:width="0.715cm" svg:height="0.636cm"><draw:image xlink:href="Pictures/20000012000002E500000295812494D9.wmf" xlink:type="simple" xlink:show="embed" xlink:actuate="onLoad"><text:p/></draw:image></draw:frame><text:span text:style-name="T4">date and time when medical record was created</text:span></text:p>
      <text:p text:style-name="P3"><text:soft-page-break/><draw:frame text:anchor-type="as-char" svg:y="0cm" draw:z-index="23" draw:style-name="gr1" draw:text-style-name="P20" svg:width="0.715cm" svg:height="0.636cm"><draw:image xlink:href="Pictures/20000012000002E500000295812494D9.wmf" xlink:type="simple" xlink:show="embed" xlink:actuate="onLoad"><text:p/></draw:image></draw:frame><text:span text:style-name="T4">patient first name</text:span></text:p>
      <text:p text:style-name="P3"><draw:frame text:anchor-type="as-char" svg:y="0cm" draw:z-index="24" draw:style-name="gr1" draw:text-style-name="P20" svg:width="0.715cm" svg:height="0.636cm"><draw:image xlink:href="Pictures/20000012000002E500000295812494D9.wmf" xlink:type="simple" xlink:show="embed" xlink:actuate="onLoad"><text:p/></draw:image></draw:frame><text:span text:style-name="T4">patient last name</text:span></text:p>
      <text:p text:style-name="P12"><text:span text:style-name="T17">Final del formulario</text:span></text:p>
      <text:p text:style-name="P7"/>
      <text:p text:style-name="P7"/>
      <text:p text:style-name="P7"/>
      <text:p text:style-name="P3"><text:span text:style-name="T3">Final: Question 10</text:span></text:p>
      <text:p text:style-name="P3"><text:span text:style-name="T6">Understanding the output of explain</text:span><text:span text:style-name="T4"> We perform the following query on the enron dataset: </text:span></text:p>
      <text:p text:style-name="P4"><text:span text:style-name="T14">db.messages.find({'headers.Date':{'$gt': new Date(2001,3,1)}},{'headers.From':1, _id:0}).sort({'headers.From':1}).explain()</text:span></text:p>
      <text:p text:style-name="P3"><text:span text:style-name="T4">and get the following explain output. </text:span></text:p>
      <text:p text:style-name="P9"/>
      <text:p text:style-name="P4"><text:span text:style-name="T14">{</text:span></text:p>
      <text:p text:style-name="P4"><text:span text:style-name="T14"><text:tab/>"cursor" : "BtreeCursor headers.From_1",</text:span></text:p>
      <text:p text:style-name="P4"><text:span text:style-name="T14"><text:tab/>"isMultiKey" : false,</text:span></text:p>
      <text:p text:style-name="P4"><text:span text:style-name="T14"><text:tab/></text:span><text:span text:style-name="T15">"n" : 83057,</text:span></text:p>
      <text:p text:style-name="P4"><text:span text:style-name="T15"><text:tab/>"nscannedObjects" : 120477,</text:span></text:p>
      <text:p text:style-name="P4"><text:span text:style-name="T15"><text:tab/>"nscanned" : 120477,</text:span></text:p>
      <text:p text:style-name="P4"><text:span text:style-name="T15"><text:tab/>"nscannedObjectsAllPlans" : 120581,</text:span></text:p>
      <text:p text:style-name="P4"><text:span text:style-name="T15"><text:tab/></text:span><text:span text:style-name="T14">"nscannedAllPlans" : 120581,</text:span></text:p>
      <text:p text:style-name="P4"><text:span text:style-name="T14"><text:tab/>"scanAndOrder" : false,</text:span></text:p>
      <text:p text:style-name="P4"><text:span text:style-name="T14"><text:tab/>"indexOnly" : false,</text:span></text:p>
      <text:p text:style-name="P4"><text:span text:style-name="T14"><text:tab/>"nYields" : 0,</text:span></text:p>
      <text:p text:style-name="P4"><text:span text:style-name="T14"><text:tab/>"nChunkSkips" : 0,</text:span></text:p>
      <text:p text:style-name="P4"><text:span text:style-name="T14"><text:tab/>"millis" : 250,</text:span></text:p>
      <text:p text:style-name="P4"><text:span text:style-name="T14"><text:tab/>"indexBounds" : {</text:span></text:p>
      <text:p text:style-name="P4"><text:span text:style-name="T14"><text:tab/><text:tab/>"headers.From" : [</text:span></text:p>
      <text:p text:style-name="P4"><text:span text:style-name="T14"><text:tab/><text:tab/><text:tab/>[</text:span></text:p>
      <text:p text:style-name="P4"><text:span text:style-name="T14"><text:tab/><text:tab/><text:tab/><text:tab/>{</text:span></text:p>
      <text:p text:style-name="P4"><text:span text:style-name="T14"><text:tab/><text:tab/><text:tab/><text:tab/><text:tab/>"$minElement" : 1</text:span></text:p>
      <text:p text:style-name="P4"><text:span text:style-name="T14"><text:tab/><text:tab/><text:tab/><text:tab/>},</text:span></text:p>
      <text:p text:style-name="P4"><text:span text:style-name="T14"><text:tab/><text:tab/><text:tab/><text:tab/>{</text:span></text:p>
      <text:p text:style-name="P4"><text:span text:style-name="T14"><text:tab/><text:tab/><text:tab/><text:tab/><text:tab/>"$maxElement" : 1</text:span></text:p>
      <text:p text:style-name="P4"><text:span text:style-name="T14"><text:tab/><text:tab/><text:tab/><text:tab/>}</text:span></text:p>
      <text:p text:style-name="P4"><text:span text:style-name="T14"><text:tab/><text:tab/><text:tab/>]</text:span></text:p>
      <text:p text:style-name="P4"><text:span text:style-name="T14"><text:tab/><text:tab/>]</text:span></text:p>
      <text:p text:style-name="P4"><text:span text:style-name="T14"><text:tab/>},</text:span></text:p>
      <text:p text:style-name="P4"><text:span text:style-name="T14"><text:tab/>"server" : "Andrews-iMac.local:27017"</text:span></text:p>
      <text:p text:style-name="P4"><text:span text:style-name="T14">}</text:span></text:p>
      <text:p text:style-name="P9"/>
      <text:p text:style-name="P3"><text:span text:style-name="T4">Check below all the statements that are true about the way MongoDB handled this query. </text:span></text:p>
      <text:p text:style-name="P11"><text:span text:style-name="T16">Principio del formulario</text:span></text:p>
      <text:p text:style-name="P3"><draw:frame text:anchor-type="as-char" svg:y="0cm" draw:z-index="25" draw:style-name="gr1" draw:text-style-name="P20" svg:width="0.715cm" svg:height="0.636cm"><draw:image xlink:href="Pictures/2000000F000002E50000029550C6AE26.wmf" xlink:type="simple" xlink:show="embed" xlink:actuate="onLoad"><text:p/></draw:image></draw:frame><text:span text:style-name="T4">The query did not utilize an index to figure out which documents match the find criteria.</text:span></text:p>
      <text:p text:style-name="P3"><draw:frame text:anchor-type="as-char" svg:y="0cm" draw:z-index="26" draw:style-name="gr1" draw:text-style-name="P20" svg:width="0.715cm" svg:height="0.636cm"><draw:image xlink:href="Pictures/2000000F000002E50000029550C6AE26.wmf" xlink:type="simple" xlink:show="embed" xlink:actuate="onLoad"><text:p/></draw:image></draw:frame><text:span text:style-name="T4">The query used an index for the sorting phase.</text:span></text:p>
      <text:p text:style-name="P3"><draw:frame text:anchor-type="as-char" svg:y="0cm" draw:z-index="27" draw:style-name="gr1" draw:text-style-name="P20" svg:width="0.715cm" svg:height="0.636cm"><draw:image xlink:href="Pictures/20000012000002E50000029518F174F0.wmf" xlink:type="simple" xlink:show="embed" xlink:actuate="onLoad"><text:p/></draw:image></draw:frame><text:span text:style-name="T4">The query returned 120,477 documents</text:span></text:p>
      <text:p text:style-name="P3"><draw:frame text:anchor-type="as-char" svg:y="0cm" draw:z-index="28" draw:style-name="gr1" draw:text-style-name="P20" svg:width="0.715cm" svg:height="0.636cm"><draw:image xlink:href="Pictures/2000000F000002E50000029550C6AE26.wmf" xlink:type="simple" xlink:show="embed" xlink:actuate="onLoad"><text:p/></draw:image></draw:frame><text:span text:style-name="T4">The query performed a full collection scan</text:span></text:p>
      <text:p text:style-name="P12"><text:span text:style-name="T17">Final del formulario</text:span></text:p>
      <text:p text:style-name="P7"/>
      <text:p text:style-name="P7"/>
      <text:p text:style-name="P7"><text:soft-page-break/></text:p>
      <text:p text:style-name="P7"/>
      <text:p text:style-name="P7"/>
      <text:p text:style-name="P7"/>
      <text:p text:style-name="P7"/>
      <text:p text:style-name="P7"/>
      <text:p text:style-name="P7"/>
      <text:p text:style-name="P12"><text:span text:style-name="T16">Final del formulario</text:span></text:p>
      <text:p text:style-name="P12"><text:span text:style-name="T16">Final del formulario</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1"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s" fo:country="ES" style:letter-kerning="true" style:font-name-asian="SimSun" style:font-size-asian="11pt" style:language-asian="en" style:country-asian="US" style:font-name-complex="Calibri1"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es" fo:country="E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Standard" style:default-outline-level="2" style:list-style-name="" style:class="text"/>
    <style:style style:name="Heading_20_3" style:display-name="Heading 3" style:family="paragraph" style:parent-style-name="Standard" style:default-outline-level="3" style:list-style-name="" style:class="text"/>
    <style:style style:name="HTML_20_Preformatted" style:display-name="HTML Preformatted" style:family="paragraph" style:parent-style-name="Standard" style:default-outline-level="">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s" style:country-asian="ES" style:font-name-complex="Courier New2" style:font-family-complex="'Courier New'" style:font-family-generic-complex="system" style:font-pitch-complex="variable" style:font-size-complex="10pt"/>
    </style:style>
    <style:style style:name="HTML_20_Top_20_of_20_Form" style:display-name="HTML Top of Form" style:family="paragraph" style:parent-style-name="Standard" style:next-style-name="Standard" style:default-outline-level="">
      <style:paragraph-properties fo:margin-top="0cm" fo:margin-bottom="0cm" style:contextual-spacing="false" fo:line-height="100%" fo:text-align="center" style:justify-single-word="false" fo:padding-left="0cm" fo:padding-right="0cm" fo:padding-top="0cm" fo:padding-bottom="0.035cm" fo:border-left="none" fo:border-right="none" fo:border-top="none" fo:border-bottom="0.74pt solid #00000a"/>
      <style:text-properties style:font-name="Arial" fo:font-family="Arial" style:font-family-generic="roman" style:font-pitch="variable" fo:font-size="8pt" style:font-name-asian="Times New Roman1" style:font-family-asian="'Times New Roman'" style:font-family-generic-asian="system" style:font-pitch-asian="variable" style:font-size-asian="8pt" style:language-asian="es" style:country-asian="ES" style:font-name-complex="Arial1" style:font-family-complex="Arial" style:font-family-generic-complex="system" style:font-pitch-complex="variable" style:font-size-complex="8pt" text:display="none"/>
    </style:style>
    <style:style style:name="HTML_20_Bottom_20_of_20_Form" style:display-name="HTML Bottom of Form" style:family="paragraph" style:parent-style-name="Standard" style:next-style-name="Standard" style:default-outline-level="">
      <style:paragraph-properties fo:margin-top="0cm" fo:margin-bottom="0cm" style:contextual-spacing="false" fo:line-height="100%" fo:text-align="center" style:justify-single-word="false" fo:padding-left="0cm" fo:padding-right="0cm" fo:padding-top="0.035cm" fo:padding-bottom="0cm" fo:border-left="none" fo:border-right="none" fo:border-top="0.74pt solid #00000a" fo:border-bottom="none"/>
      <style:text-properties style:font-name="Arial" fo:font-family="Arial" style:font-family-generic="roman" style:font-pitch="variable" fo:font-size="8pt" style:font-name-asian="Times New Roman1" style:font-family-asian="'Times New Roman'" style:font-family-generic-asian="system" style:font-pitch-asian="variable" style:font-size-asian="8pt" style:language-asian="es" style:country-asian="ES" style:font-name-complex="Arial1" style:font-family-complex="Arial" style:font-family-generic-complex="system" style:font-pitch-complex="variable" style:font-size-complex="8pt" text:display="none"/>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Default_20_Paragraph_20_Font" style:display-name="Default Paragraph Font" style:family="text"/>
    <style:style style:name="Título_20_2_20_Car" style:display-name="Título 2 C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es" style:country-asian="ES" style:font-weight-asian="bold" style:font-name-complex="Times New Roman1" style:font-family-complex="'Times New Roman'" style:font-family-generic-complex="system" style:font-pitch-complex="variable" style:font-size-complex="18pt" style:font-weight-complex="bold"/>
    </style:style>
    <style:style style:name="Título_20_3_20_Car" style:display-name="Título 3 C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language-asian="es" style:country-asian="ES" style:font-weight-asian="bold" style:font-name-complex="Times New Roman1" style:font-family-complex="'Times New Roman'" style:font-family-generic-complex="system" style:font-pitch-complex="variable" style:font-size-complex="13.5pt" style:font-weight-complex="bold"/>
    </style:style>
    <style:style style:name="HTML_20_con_20_formato_20_previo_20_Car" style:display-name="HTML con formato previo C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s" style:country-asian="ES" style:font-name-complex="Courier New2" style:font-family-complex="'Courier New'" style:font-family-generic-complex="system" style:font-pitch-complex="variable" style:font-size-complex="10pt"/>
    </style:style>
    <style:style style:name="z-Principio_20_del_20_formulario_20_Car" style:display-name="z-Principio del formulario Car" style:family="text" style:parent-style-name="Default_20_Paragraph_20_Font">
      <style:text-properties style:font-name="Arial" fo:font-family="Arial" style:font-family-generic="roman" style:font-pitch="variable" fo:font-size="8pt" style:font-name-asian="Times New Roman1" style:font-family-asian="'Times New Roman'" style:font-family-generic-asian="system" style:font-pitch-asian="variable" style:font-size-asian="8pt" style:language-asian="es" style:country-asian="ES" style:font-name-complex="Arial1" style:font-family-complex="Arial" style:font-family-generic-complex="system" style:font-pitch-complex="variable" style:font-size-complex="8pt" text:display="none"/>
    </style:style>
    <style:style style:name="z-Final_20_del_20_formulario_20_Car" style:display-name="z-Final del formulario Car" style:family="text" style:parent-style-name="Default_20_Paragraph_20_Font">
      <style:text-properties style:font-name="Arial" fo:font-family="Arial" style:font-family-generic="roman" style:font-pitch="variable" fo:font-size="8pt" style:font-name-asian="Times New Roman1" style:font-family-asian="'Times New Roman'" style:font-family-generic-asian="system" style:font-pitch-asian="variable" style:font-size-asian="8pt" style:language-asian="es" style:country-asian="ES" style:font-name-complex="Arial1" style:font-family-complex="Arial" style:font-family-generic-complex="system" style:font-pitch-complex="variable" style:font-size-complex="8pt" text:display="none"/>
    </style:style>
    <style:style style:name="st"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asian="Times New Roman1" style:font-family-asian="'Times New Roman'" style:font-family-generic-asian="system" style:font-pitch-asian="variable"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navarro</meta:initial-creator>
    <dc:creator>janavarro</dc:creator>
    <meta:editing-cycles>22</meta:editing-cycles>
    <meta:creation-date>2014-03-03T15:04:00</meta:creation-date>
    <dc:date>2014-04-07T09:23:00</dc:date>
    <meta:editing-duration>PT3M6S</meta:editing-duration>
    <meta:generator>LibreOffice/4.2.1.1$Windows_x86 LibreOffice_project/d7dbbd7842e6a58b0f521599204e827654e1fb8b</meta:generator>
    <meta:document-statistic meta:table-count="0" meta:image-count="0" meta:object-count="0" meta:page-count="9" meta:paragraph-count="214" meta:word-count="1643" meta:character-count="11355" meta:non-whitespace-character-count="9181"/>
    <meta:user-defined meta:name="AppVersion">12.0000</meta:user-defined>
    <meta:user-defined meta:name="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